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0099ff" draw:textarea-vertical-align="middle"/>
    </style:style>
    <style:style style:name="gr2" style:family="graphic" style:parent-style-name="standard">
      <style:graphic-properties draw:fill="solid" draw:fill-color="#2300dc" draw:textarea-vertical-align="middle"/>
    </style:style>
    <style:style style:name="gr3" style:family="graphic" style:parent-style-name="standard">
      <style:graphic-properties draw:fill="solid" draw:fill-color="#ffffff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solid" svg:stroke-width="0.05cm" svg:stroke-color="#c0c0c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cm" svg:stroke-color="#c0c0c0" draw:marker-start-width="0.275cm" draw:marker-end-width="0.275cm" draw:fill="solid" draw:fill-color="#ffffff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c0c0c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loext:graphic-properties draw:fill="solid" draw:fill-color="#0099ff"/>
      <style:paragraph-properties fo:text-align="center"/>
    </style:style>
    <style:style style:name="P2" style:family="paragraph">
      <loext:graphic-properties draw:fill="solid" draw:fill-color="#2300dc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標準">
        <draw:polygon draw:style-name="gr1" draw:text-style-name="P1" draw:layer="layout" svg:width="5.399cm" svg:height="18.999cm" draw:transform="rotate (-1.5707963267949) translate (25.6cm 11.9cm)" svg:viewBox="0 0 5400 19000" draw:points="0,13300 700,13300 700,13900 1400,14400 1400,16200 2800,17200 3500,18500 4300,19000 4900,18700 5300,18100 5400,8400 3400,7500 2600,1500 3900,700 3900,0 2100,200 100,0 100,800 1800,1600 2400,7700 1600,8300 1500,9400 800,9900 800,11100 0,11100">
          <text:p/>
        </draw:polygon>
        <draw:polygon draw:style-name="gr2" draw:text-style-name="P2" draw:layer="layout" svg:width="9.499cm" svg:height="1.399cm" svg:x="8.3cm" svg:y="13.5cm" svg:viewBox="0 0 9500 1400" draw:points="1100,0 8900,100 9500,1400 0,1400">
          <text:p/>
        </draw:polygon>
        <draw:polygon draw:style-name="gr3" draw:text-style-name="P3" draw:layer="layout" svg:width="10.899cm" svg:height="0.699cm" svg:x="6.8cm" svg:y="15.5cm" svg:viewBox="0 0 10900 700" draw:points="500,0 10900,100 10600,700 0,700">
          <text:p/>
        </draw:polygon>
        <draw:custom-shape draw:style-name="gr4" draw:text-style-name="P4" draw:layer="layout" svg:width="2.2cm" svg:height="2.2cm" svg:x="12.3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cm" svg:height="1.1cm" svg:x="3.6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cm" svg:height="1.1cm" svg:x="14.5cm" svg:y="10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cm" svg:height="1.1cm" svg:x="3.6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7cm" svg:height="1.1cm" svg:x="14.5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2cm" svg:height="2.2cm" svg:x="12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2cm" svg:height="0.6cm" svg:x="12.8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6cm" svg:x="14.3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2.1cm" svg:x="24.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4" draw:layer="layout" svg:width="1.299cm" svg:height="0.999cm" svg:x="9.5cm" svg:y="17.2cm" svg:viewBox="0 0 1300 1000" draw:points="300,0 1300,1000 900,1000 0,100">
          <text:p/>
        </draw:polygon>
        <draw:polygon draw:style-name="gr5" draw:text-style-name="P4" draw:layer="layout" svg:width="0.499cm" svg:height="0.999cm" svg:x="16.8cm" svg:y="17.3cm" svg:viewBox="0 0 500 1000" draw:points="300,1000 500,0 200,0 100,900 0,900">
          <text:p/>
        </draw:polygon>
        <draw:custom-shape draw:style-name="gr4" draw:text-style-name="P4" draw:layer="layout" svg:width="0.2cm" svg:height="1.6cm" svg:x="11.7cm" svg:y="16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cm" svg:height="1.6cm" svg:x="15.1cm" svg:y="16.7cm">
          <text:p/>
          <draw:enhanced-geometry svg:viewBox="0 0 21600 21600" draw:type="rectangle" draw:enhanced-path="M 0 0 L 21600 0 21600 21600 0 21600 0 0 Z N"/>
        </draw:custom-shape>
        <draw:polygon draw:style-name="gr5" draw:text-style-name="P4" draw:layer="layout" svg:width="1.399cm" svg:height="1.099cm" svg:x="8.6cm" svg:y="13.7cm" svg:viewBox="0 0 1400 1100" draw:points="700,0 0,1100 1100,1100 1400,0">
          <text:p/>
        </draw:polygon>
        <draw:polygon draw:style-name="gr5" draw:text-style-name="P4" draw:layer="layout" svg:width="1.199cm" svg:height="1.099cm" svg:x="10cm" svg:y="13.7cm" svg:viewBox="0 0 1200 1100" draw:points="300,0 0,1100 1100,1100 1200,0">
          <text:p/>
        </draw:polygon>
        <draw:polygon draw:style-name="gr4" draw:text-style-name="P4" draw:layer="layout" svg:width="1.599cm" svg:height="0.799cm" svg:x="6.8cm" svg:y="16.3cm" svg:viewBox="0 0 1600 800" draw:points="700,800 200,400 0,0 1300,0 1600,800">
          <text:p/>
        </draw:polygon>
        <draw:custom-shape draw:style-name="gr4" draw:text-style-name="P4" draw:layer="layout" svg:width="0.7cm" svg:height="0.8cm" svg:x="8.8cm" svg:y="16.3cm">
          <text:p/>
          <draw:enhanced-geometry svg:viewBox="0 0 21600 21600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7cm" svg:height="3.2cm" svg:x="12.1cm" svg:y="13.7cm">
          <text:p/>
          <draw:enhanced-geometry svg:viewBox="0 0 21600 21600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0.2cm" svg:x="10.5cm" svg:y="18.1cm">
          <text:p/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5.399cm" svg:height="18.999cm" draw:transform="rotate (-1.5707963267949) translate (25.5cm 4.3cm)" svg:viewBox="0 0 5400 19000" draw:points="5400,13300 4700,13300 4700,13900 4000,14400 4000,16200 2600,17200 1900,18500 1100,19000 500,18700 100,18100 0,8400 2000,7500 2800,1500 1500,700 1500,0 3300,200 5300,0 5300,800 3600,1600 3000,7700 3800,8300 3900,9400 4600,9900 4600,11100 5400,11100">
          <text:p/>
        </draw:polygon>
        <draw:polygon draw:style-name="gr2" draw:text-style-name="P2" draw:layer="layout" svg:width="9.499cm" svg:height="1.399cm" draw:transform="rotate (-3.14159265358979) translate (17.7cm 8.1cm)" svg:viewBox="0 0 9500 1400" draw:points="8400,0 600,100 0,1400 9500,1400">
          <text:p/>
        </draw:polygon>
        <draw:polygon draw:style-name="gr3" draw:text-style-name="P3" draw:layer="layout" svg:width="10.899cm" svg:height="0.699cm" draw:transform="rotate (-3.14159265358979) translate (17.6cm 6.09999999999999cm)" svg:viewBox="0 0 10900 700" draw:points="10400,0 0,100 300,700 10900,700">
          <text:p/>
        </draw:polygon>
        <draw:custom-shape draw:style-name="gr4" draw:text-style-name="P4" draw:layer="layout" svg:width="1.2cm" svg:height="0.6cm" svg:x="12.7cm" svg:y="9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4" draw:layer="layout" svg:width="0.9cm" svg:height="0.6cm" svg:x="14.2cm" svg:y="8.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1cm" svg:height="2.1cm" svg:x="24.3cm" svg:y="6.7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5" draw:text-style-name="P4" draw:layer="layout" svg:width="1.299cm" svg:height="0.999cm" draw:transform="rotate (-3.14159265358979) translate (10.7cm 4.4cm)" svg:viewBox="0 0 1300 1000" draw:points="1000,0 0,1000 400,1000 1300,100">
          <text:p/>
        </draw:polygon>
        <draw:polygon draw:style-name="gr5" draw:text-style-name="P4" draw:layer="layout" svg:width="0.499cm" svg:height="0.999cm" draw:transform="rotate (-3.14159265358979) translate (17.2cm 4.3cm)" svg:viewBox="0 0 500 1000" draw:points="200,1000 0,0 300,0 400,900 500,900">
          <text:p/>
        </draw:polygon>
        <draw:custom-shape draw:style-name="gr4" draw:text-style-name="P4" draw:layer="layout" svg:width="0.2cm" svg:height="1.6cm" svg:x="11.6cm" svg:y="3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4" draw:layer="layout" svg:width="0.2cm" svg:height="1.6cm" svg:x="15cm" svg:y="3.3cm">
          <text:p/>
          <draw:enhanced-geometry svg:viewBox="0 0 21600 21600" draw:mirror-vertical="true" draw:type="rectangle" draw:enhanced-path="M 0 0 L 21600 0 21600 21600 0 21600 0 0 Z N"/>
        </draw:custom-shape>
        <draw:polygon draw:style-name="gr5" draw:text-style-name="P4" draw:layer="layout" svg:width="1.399cm" svg:height="1.099cm" draw:transform="rotate (-3.14159265358979) translate (9.9cm 7.9cm)" svg:viewBox="0 0 1400 1100" draw:points="700,0 1400,1100 300,1100 0,0">
          <text:p/>
        </draw:polygon>
        <draw:polygon draw:style-name="gr5" draw:text-style-name="P4" draw:layer="layout" svg:width="1.199cm" svg:height="1.099cm" draw:transform="rotate (-3.14159265358979) translate (11.1cm 7.9cm)" svg:viewBox="0 0 1200 1100" draw:points="900,0 1200,1100 100,1100 0,0">
          <text:p/>
        </draw:polygon>
        <draw:polygon draw:style-name="gr4" draw:text-style-name="P4" draw:layer="layout" svg:width="1.599cm" svg:height="0.799cm" draw:transform="rotate (-3.14159265358979) translate (8.3cm 5.3cm)" svg:viewBox="0 0 1600 800" draw:points="900,800 1400,400 1600,0 300,0 0,800">
          <text:p/>
        </draw:polygon>
        <draw:custom-shape draw:style-name="gr4" draw:text-style-name="P4" draw:layer="layout" svg:width="0.7cm" svg:height="0.8cm" svg:x="8.7cm" svg:y="4.5cm">
          <text:p/>
          <draw:enhanced-geometry svg:viewBox="0 0 21600 21600" draw:mirror-vertical="true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7cm" svg:height="3.2cm" svg:x="12cm" svg:y="4.7cm">
          <text:p/>
          <draw:enhanced-geometry svg:viewBox="0 0 21600 21600" draw:mirror-vertical="true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6cm" svg:height="0.2cm" svg:x="10.4cm" svg:y="3.3cm">
          <text:p/>
          <draw:enhanced-geometry svg:viewBox="0 0 21600 21600" draw:mirror-vertical="true" draw:type="rectangle" draw:enhanced-path="M 0 0 L 21600 0 21600 21600 0 21600 0 0 Z N"/>
        </draw:custom-shape>
      </draw:page>
      <draw:page draw:name="page2" draw:style-name="dp1" draw:master-page-name="標準">
        <draw:polygon draw:style-name="gr6" draw:text-style-name="P3" draw:layer="layout" svg:width="2.286cm" svg:height="8.047cm" draw:transform="rotate (-1.5707963267949) translate (12.9187772925764cm 6.94279475982533cm)" svg:viewBox="0 0 2287 8048" draw:points="0,5634 297,5634 297,5888 593,6100 593,6862 1186,7286 1483,7836 1821,8048 2076,7921 2245,7667 2287,3558 1440,3177 1101,635 1652,297 1652,0 890,85 42,0 42,339 762,678 1017,3262 678,3516 635,3982 339,4193 339,4702 0,4702">
          <text:p/>
        </draw:polygon>
        <draw:polygon draw:style-name="gr7" draw:text-style-name="P3" draw:layer="layout" svg:width="4.023cm" svg:height="0.592cm" svg:x="5.591cm" svg:y="7.621cm" svg:viewBox="0 0 4024 593" draw:points="466,0 3770,42 4024,593 0,593">
          <text:p/>
        </draw:polygon>
        <draw:polygon draw:style-name="gr7" draw:text-style-name="P3" draw:layer="layout" svg:width="4.616cm" svg:height="0.296cm" svg:x="4.955cm" svg:y="8.468cm" svg:viewBox="0 0 4617 297" draw:points="212,0 4617,42 4490,297 0,297">
          <text:p/>
        </draw:polygon>
        <draw:custom-shape draw:style-name="gr8" draw:text-style-name="P3" draw:layer="layout" svg:width="0.932cm" svg:height="0.932cm" svg:x="7.285cm" svg:y="6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3.6cm" svg:y="6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8.217cm" svg:y="6.4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3.6cm" svg:y="6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8.217cm" svg:y="6.0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2cm" svg:height="0.932cm" svg:x="7.285cm" svg:y="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08cm" svg:height="0.254cm" svg:x="7.497cm" svg:y="6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2cm" svg:height="0.254cm" svg:x="8.132cm" svg:y="7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12.41cm" svg:y="7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svg:x="6.099cm" svg:y="9.188cm" svg:viewBox="0 0 551 424" draw:points="127,0 551,424 381,424 0,42">
          <text:p/>
        </draw:polygon>
        <draw:polygon draw:style-name="gr7" draw:text-style-name="P3" draw:layer="layout" svg:width="0.211cm" svg:height="0.423cm" svg:x="9.191cm" svg:y="9.23cm" svg:viewBox="0 0 212 424" draw:points="127,424 212,0 85,0 42,381 0,381">
          <text:p/>
        </draw:polygon>
        <draw:custom-shape draw:style-name="gr8" draw:text-style-name="P3" draw:layer="layout" svg:width="0.085cm" svg:height="0.677cm" svg:x="7.031cm" svg:y="8.9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085cm" svg:height="0.678cm" svg:x="8.471cm" svg:y="8.976cm">
          <text:p/>
          <draw:enhanced-geometry svg:viewBox="0 0 21600 21600" draw:type="rectangle" draw:enhanced-path="M 0 0 L 21600 0 21600 21600 0 21600 0 0 Z N"/>
        </draw:custom-shape>
        <draw:polygon draw:style-name="gr7" draw:text-style-name="P3" draw:layer="layout" svg:width="0.592cm" svg:height="0.465cm" svg:x="5.718cm" svg:y="7.705cm" svg:viewBox="0 0 593 466" draw:points="297,0 0,466 466,466 593,0">
          <text:p/>
        </draw:polygon>
        <draw:polygon draw:style-name="gr7" draw:text-style-name="P3" draw:layer="layout" svg:width="0.507cm" svg:height="0.465cm" svg:x="6.311cm" svg:y="7.705cm" svg:viewBox="0 0 508 466" draw:points="127,0 0,466 466,466 508,0">
          <text:p/>
        </draw:polygon>
        <draw:polygon draw:style-name="gr8" draw:text-style-name="P3" draw:layer="layout" svg:width="0.677cm" svg:height="0.338cm" svg:x="4.955cm" svg:y="8.807cm" svg:viewBox="0 0 678 339" draw:points="297,339 85,169 0,0 551,0 678,339">
          <text:p/>
        </draw:polygon>
        <draw:custom-shape draw:style-name="gr8" draw:text-style-name="P3" draw:layer="layout" svg:width="0.296cm" svg:height="0.338cm" svg:x="5.803cm" svg:y="8.807cm">
          <text:p/>
          <draw:enhanced-geometry svg:viewBox="0 0 21600 21600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6cm" svg:x="7.2cm" svg:y="7.705cm">
          <text:p/>
          <draw:enhanced-geometry svg:viewBox="0 0 21600 21600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5cm" svg:height="0.085cm" svg:x="6.523cm" svg:y="9.569cm">
          <text:p/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12.8764192139738cm 3.7235807860262cm)" svg:viewBox="0 0 2287 8048" draw:points="2287,5634 1991,5634 1991,5888 1694,6100 1694,6862 1101,7286 805,7836 466,8048 212,7921 42,7667 0,3558 847,3177 1186,635 635,297 635,0 1398,85 2245,0 2245,339 1525,678 1271,3262 1610,3516 1652,3982 1948,4193 1948,4702 2287,4702">
          <text:p/>
        </draw:polygon>
        <draw:polygon draw:style-name="gr7" draw:text-style-name="P3" draw:layer="layout" svg:width="4.023cm" svg:height="0.592cm" draw:transform="rotate (-3.14159265358979) translate (9.572cm 5.333cm)" svg:viewBox="0 0 4024 593" draw:points="3558,0 254,42 0,593 4024,593">
          <text:p/>
        </draw:polygon>
        <draw:polygon draw:style-name="gr7" draw:text-style-name="P3" draw:layer="layout" svg:width="4.616cm" svg:height="0.296cm" draw:transform="rotate (-3.14159265358979) translate (9.53cm 4.486cm)" svg:viewBox="0 0 4617 297" draw:points="4405,0 0,42 127,297 4617,297">
          <text:p/>
        </draw:polygon>
        <draw:custom-shape draw:style-name="gr8" draw:text-style-name="P3" draw:layer="layout" svg:width="0.508cm" svg:height="0.255cm" svg:x="7.455cm" svg:y="5.7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381cm" svg:height="0.254cm" svg:x="8.09cm" svg:y="5.3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12.368cm" svg:y="4.7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draw:transform="rotate (-3.14159265358979) translate (6.607cm 3.766cm)" svg:viewBox="0 0 551 424" draw:points="424,0 0,424 169,424 551,42">
          <text:p/>
        </draw:polygon>
        <draw:polygon draw:style-name="gr7" draw:text-style-name="P3" draw:layer="layout" svg:width="0.211cm" svg:height="0.423cm" draw:transform="rotate (-3.14159265358979) translate (9.361cm 3.724cm)" svg:viewBox="0 0 212 424" draw:points="85,424 0,0 127,0 169,381 212,381">
          <text:p/>
        </draw:polygon>
        <draw:custom-shape draw:style-name="gr8" draw:text-style-name="P3" draw:layer="layout" svg:width="0.084cm" svg:height="0.678cm" svg:x="6.989cm" svg:y="3.34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085cm" svg:height="0.678cm" svg:x="8.429cm" svg:y="3.3cm">
          <text:p/>
          <draw:enhanced-geometry svg:viewBox="0 0 21600 21600" draw:mirror-vertical="true" draw:type="rectangle" draw:enhanced-path="M 0 0 L 21600 0 21600 21600 0 21600 0 0 Z N"/>
        </draw:custom-shape>
        <draw:polygon draw:style-name="gr7" draw:text-style-name="P3" draw:layer="layout" svg:width="0.592cm" svg:height="0.465cm" draw:transform="rotate (-3.14159265358979) translate (6.269cm 5.248cm)" svg:viewBox="0 0 593 466" draw:points="297,0 593,466 127,466 0,0">
          <text:p/>
        </draw:polygon>
        <draw:polygon draw:style-name="gr7" draw:text-style-name="P3" draw:layer="layout" svg:width="0.507cm" svg:height="0.465cm" draw:transform="rotate (-3.14159265358979) translate (6.777cm 5.248cm)" svg:viewBox="0 0 508 466" draw:points="381,0 508,466 42,466 0,0">
          <text:p/>
        </draw:polygon>
        <draw:polygon draw:style-name="gr8" draw:text-style-name="P3" draw:layer="layout" svg:width="0.677cm" svg:height="0.338cm" draw:transform="rotate (-3.14159265358979) translate (5.591cm 4.147cm)" svg:viewBox="0 0 678 339" draw:points="381,339 593,169 678,0 127,0 0,339">
          <text:p/>
        </draw:polygon>
        <draw:custom-shape draw:style-name="gr8" draw:text-style-name="P3" draw:layer="layout" svg:width="0.297cm" svg:height="0.339cm" svg:x="5.76cm" svg:y="3.799cm">
          <text:p/>
          <draw:enhanced-geometry svg:viewBox="0 0 21600 21600" draw:mirror-vertical="true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5cm" svg:x="7.158cm" svg:y="3.884cm">
          <text:p/>
          <draw:enhanced-geometry svg:viewBox="0 0 21600 21600" draw:mirror-vertical="true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6cm" svg:height="0.085cm" svg:x="6.48cm" svg:y="3.291cm">
          <text:p/>
          <draw:enhanced-geometry svg:viewBox="0 0 21600 21600" draw:mirror-vertical="true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24.4187772925764cm 6.98879475982533cm)" svg:viewBox="0 0 2287 8048" draw:points="0,5634 297,5634 297,5888 593,6100 593,6862 1186,7286 1483,7836 1821,8048 2076,7921 2245,7667 2287,3558 1440,3177 1101,635 1652,297 1652,0 890,85 42,0 42,339 762,678 1017,3262 678,3516 635,3982 339,4193 339,4702 0,4702">
          <text:p/>
        </draw:polygon>
        <draw:polygon draw:style-name="gr7" draw:text-style-name="P3" draw:layer="layout" svg:width="4.023cm" svg:height="0.592cm" svg:x="17.091cm" svg:y="7.667cm" svg:viewBox="0 0 4024 593" draw:points="466,0 3770,42 4024,593 0,593">
          <text:p/>
        </draw:polygon>
        <draw:polygon draw:style-name="gr7" draw:text-style-name="P3" draw:layer="layout" svg:width="4.616cm" svg:height="0.296cm" svg:x="16.455cm" svg:y="8.514cm" svg:viewBox="0 0 4617 297" draw:points="212,0 4617,42 4490,297 0,297">
          <text:p/>
        </draw:polygon>
        <draw:custom-shape draw:style-name="gr8" draw:text-style-name="P3" draw:layer="layout" svg:width="0.932cm" svg:height="0.932cm" svg:x="18.785cm" svg:y="6.0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5.1cm" svg:y="6.5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9.717cm" svg:y="6.5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5.1cm" svg:y="6.0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9.7cm" svg:y="6.0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2cm" svg:height="0.932cm" svg:x="18.785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08cm" svg:height="0.254cm" svg:x="18.997cm" svg:y="7.0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2cm" svg:height="0.254cm" svg:x="19.632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23.91cm" svg:y="7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svg:x="17.599cm" svg:y="9.234cm" svg:viewBox="0 0 551 424" draw:points="127,0 551,424 381,424 0,42">
          <text:p/>
        </draw:polygon>
        <draw:polygon draw:style-name="gr7" draw:text-style-name="P3" draw:layer="layout" svg:width="0.211cm" svg:height="0.423cm" svg:x="20.691cm" svg:y="9.276cm" svg:viewBox="0 0 212 424" draw:points="127,424 212,0 85,0 42,381 0,381">
          <text:p/>
        </draw:polygon>
        <draw:custom-shape draw:style-name="gr8" draw:text-style-name="P3" draw:layer="layout" svg:width="0.085cm" svg:height="0.677cm" svg:x="18.531cm" svg:y="8.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085cm" svg:height="0.678cm" svg:x="19.971cm" svg:y="9.022cm">
          <text:p/>
          <draw:enhanced-geometry svg:viewBox="0 0 21600 21600" draw:type="rectangle" draw:enhanced-path="M 0 0 L 21600 0 21600 21600 0 21600 0 0 Z N"/>
        </draw:custom-shape>
        <draw:polygon draw:style-name="gr7" draw:text-style-name="P3" draw:layer="layout" svg:width="0.592cm" svg:height="0.465cm" svg:x="17.218cm" svg:y="7.751cm" svg:viewBox="0 0 593 466" draw:points="297,0 0,466 466,466 593,0">
          <text:p/>
        </draw:polygon>
        <draw:polygon draw:style-name="gr7" draw:text-style-name="P3" draw:layer="layout" svg:width="0.507cm" svg:height="0.465cm" svg:x="17.811cm" svg:y="7.751cm" svg:viewBox="0 0 508 466" draw:points="127,0 0,466 466,466 508,0">
          <text:p/>
        </draw:polygon>
        <draw:polygon draw:style-name="gr8" draw:text-style-name="P3" draw:layer="layout" svg:width="0.677cm" svg:height="0.338cm" svg:x="16.455cm" svg:y="8.853cm" svg:viewBox="0 0 678 339" draw:points="297,339 85,169 0,0 551,0 678,339">
          <text:p/>
        </draw:polygon>
        <draw:custom-shape draw:style-name="gr8" draw:text-style-name="P3" draw:layer="layout" svg:width="0.296cm" svg:height="0.338cm" svg:x="17.303cm" svg:y="8.853cm">
          <text:p/>
          <draw:enhanced-geometry svg:viewBox="0 0 21600 21600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6cm" svg:x="18.7cm" svg:y="7.751cm">
          <text:p/>
          <draw:enhanced-geometry svg:viewBox="0 0 21600 21600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5cm" svg:height="0.085cm" svg:x="18.023cm" svg:y="9.615cm">
          <text:p/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24.3764192139738cm 3.7695807860262cm)" svg:viewBox="0 0 2287 8048" draw:points="2287,5634 1991,5634 1991,5888 1694,6100 1694,6862 1101,7286 805,7836 466,8048 212,7921 42,7667 0,3558 847,3177 1186,635 635,297 635,0 1398,85 2245,0 2245,339 1525,678 1271,3262 1610,3516 1652,3982 1948,4193 1948,4702 2287,4702">
          <text:p/>
        </draw:polygon>
        <draw:polygon draw:style-name="gr7" draw:text-style-name="P3" draw:layer="layout" svg:width="4.023cm" svg:height="0.592cm" draw:transform="rotate (-3.14159265358979) translate (21.072cm 5.379cm)" svg:viewBox="0 0 4024 593" draw:points="3558,0 254,42 0,593 4024,593">
          <text:p/>
        </draw:polygon>
        <draw:polygon draw:style-name="gr7" draw:text-style-name="P3" draw:layer="layout" svg:width="4.616cm" svg:height="0.296cm" draw:transform="rotate (-3.14159265358979) translate (21.03cm 4.532cm)" svg:viewBox="0 0 4617 297" draw:points="4405,0 0,42 127,297 4617,297">
          <text:p/>
        </draw:polygon>
        <draw:custom-shape draw:style-name="gr8" draw:text-style-name="P3" draw:layer="layout" svg:width="0.508cm" svg:height="0.255cm" svg:x="18.955cm" svg:y="5.7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381cm" svg:height="0.254cm" svg:x="19.59cm" svg:y="5.4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23.868cm" svg:y="4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draw:transform="rotate (-3.14159265358979) translate (18.107cm 3.812cm)" svg:viewBox="0 0 551 424" draw:points="424,0 0,424 169,424 551,42">
          <text:p/>
        </draw:polygon>
        <draw:polygon draw:style-name="gr7" draw:text-style-name="P3" draw:layer="layout" svg:width="0.211cm" svg:height="0.423cm" draw:transform="rotate (-3.14159265358979) translate (20.861cm 3.77cm)" svg:viewBox="0 0 212 424" draw:points="85,424 0,0 127,0 169,381 212,381">
          <text:p/>
        </draw:polygon>
        <draw:custom-shape draw:style-name="gr8" draw:text-style-name="P3" draw:layer="layout" svg:width="0.084cm" svg:height="0.678cm" svg:x="18.489cm" svg:y="3.3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085cm" svg:height="0.678cm" svg:x="19.929cm" svg:y="3.346cm">
          <text:p/>
          <draw:enhanced-geometry svg:viewBox="0 0 21600 21600" draw:mirror-vertical="true" draw:type="rectangle" draw:enhanced-path="M 0 0 L 21600 0 21600 21600 0 21600 0 0 Z N"/>
        </draw:custom-shape>
        <draw:polygon draw:style-name="gr7" draw:text-style-name="P3" draw:layer="layout" svg:width="0.592cm" svg:height="0.465cm" draw:transform="rotate (-3.14159265358979) translate (17.769cm 5.294cm)" svg:viewBox="0 0 593 466" draw:points="297,0 593,466 127,466 0,0">
          <text:p/>
        </draw:polygon>
        <draw:polygon draw:style-name="gr7" draw:text-style-name="P3" draw:layer="layout" svg:width="0.507cm" svg:height="0.465cm" draw:transform="rotate (-3.14159265358979) translate (18.277cm 5.294cm)" svg:viewBox="0 0 508 466" draw:points="381,0 508,466 42,466 0,0">
          <text:p/>
        </draw:polygon>
        <draw:polygon draw:style-name="gr8" draw:text-style-name="P3" draw:layer="layout" svg:width="0.677cm" svg:height="0.338cm" draw:transform="rotate (-3.14159265358979) translate (17.091cm 4.193cm)" svg:viewBox="0 0 678 339" draw:points="381,339 593,169 678,0 127,0 0,339">
          <text:p/>
        </draw:polygon>
        <draw:custom-shape draw:style-name="gr8" draw:text-style-name="P3" draw:layer="layout" svg:width="0.297cm" svg:height="0.339cm" svg:x="17.26cm" svg:y="3.845cm">
          <text:p/>
          <draw:enhanced-geometry svg:viewBox="0 0 21600 21600" draw:mirror-vertical="true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5cm" svg:x="18.658cm" svg:y="3.93cm">
          <text:p/>
          <draw:enhanced-geometry svg:viewBox="0 0 21600 21600" draw:mirror-vertical="true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6cm" svg:height="0.085cm" svg:x="17.98cm" svg:y="3.337cm">
          <text:p/>
          <draw:enhanced-geometry svg:viewBox="0 0 21600 21600" draw:mirror-vertical="true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13.1187772925764cm 15.6427947598253cm)" svg:viewBox="0 0 2287 8048" draw:points="0,5634 297,5634 297,5888 593,6100 593,6862 1186,7286 1483,7836 1821,8048 2076,7921 2245,7667 2287,3558 1440,3177 1101,635 1652,297 1652,0 890,85 42,0 42,339 762,678 1017,3262 678,3516 635,3982 339,4193 339,4702 0,4702">
          <text:p/>
        </draw:polygon>
        <draw:polygon draw:style-name="gr7" draw:text-style-name="P3" draw:layer="layout" svg:width="4.023cm" svg:height="0.592cm" svg:x="5.791cm" svg:y="16.321cm" svg:viewBox="0 0 4024 593" draw:points="466,0 3770,42 4024,593 0,593">
          <text:p/>
        </draw:polygon>
        <draw:polygon draw:style-name="gr7" draw:text-style-name="P3" draw:layer="layout" svg:width="4.616cm" svg:height="0.296cm" svg:x="5.155cm" svg:y="17.168cm" svg:viewBox="0 0 4617 297" draw:points="212,0 4617,42 4490,297 0,297">
          <text:p/>
        </draw:polygon>
        <draw:custom-shape draw:style-name="gr8" draw:text-style-name="P3" draw:layer="layout" svg:width="0.932cm" svg:height="0.932cm" svg:x="7.485cm" svg:y="14.7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3.8cm" svg:y="15.1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8.417cm" svg:y="15.17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3.8cm" svg:y="14.7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8.417cm" svg:y="14.71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2cm" svg:height="0.932cm" svg:x="7.485cm" svg:y="14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08cm" svg:height="0.254cm" svg:x="7.697cm" svg:y="15.6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2cm" svg:height="0.254cm" svg:x="8.332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12.61cm" svg:y="16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svg:x="6.299cm" svg:y="17.888cm" svg:viewBox="0 0 551 424" draw:points="127,0 551,424 381,424 0,42">
          <text:p/>
        </draw:polygon>
        <draw:polygon draw:style-name="gr7" draw:text-style-name="P3" draw:layer="layout" svg:width="0.211cm" svg:height="0.423cm" svg:x="9.391cm" svg:y="17.93cm" svg:viewBox="0 0 212 424" draw:points="127,424 212,0 85,0 42,381 0,381">
          <text:p/>
        </draw:polygon>
        <draw:custom-shape draw:style-name="gr8" draw:text-style-name="P3" draw:layer="layout" svg:width="0.085cm" svg:height="0.677cm" svg:x="7.231cm" svg:y="17.63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085cm" svg:height="0.678cm" svg:x="8.671cm" svg:y="17.676cm">
          <text:p/>
          <draw:enhanced-geometry svg:viewBox="0 0 21600 21600" draw:type="rectangle" draw:enhanced-path="M 0 0 L 21600 0 21600 21600 0 21600 0 0 Z N"/>
        </draw:custom-shape>
        <draw:polygon draw:style-name="gr7" draw:text-style-name="P3" draw:layer="layout" svg:width="0.592cm" svg:height="0.465cm" svg:x="5.918cm" svg:y="16.405cm" svg:viewBox="0 0 593 466" draw:points="297,0 0,466 466,466 593,0">
          <text:p/>
        </draw:polygon>
        <draw:polygon draw:style-name="gr7" draw:text-style-name="P3" draw:layer="layout" svg:width="0.507cm" svg:height="0.465cm" svg:x="6.511cm" svg:y="16.405cm" svg:viewBox="0 0 508 466" draw:points="127,0 0,466 466,466 508,0">
          <text:p/>
        </draw:polygon>
        <draw:polygon draw:style-name="gr8" draw:text-style-name="P3" draw:layer="layout" svg:width="0.677cm" svg:height="0.338cm" svg:x="5.155cm" svg:y="17.507cm" svg:viewBox="0 0 678 339" draw:points="297,339 85,169 0,0 551,0 678,339">
          <text:p/>
        </draw:polygon>
        <draw:custom-shape draw:style-name="gr8" draw:text-style-name="P3" draw:layer="layout" svg:width="0.296cm" svg:height="0.338cm" svg:x="6.003cm" svg:y="17.507cm">
          <text:p/>
          <draw:enhanced-geometry svg:viewBox="0 0 21600 21600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6cm" svg:x="7.4cm" svg:y="16.405cm">
          <text:p/>
          <draw:enhanced-geometry svg:viewBox="0 0 21600 21600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5cm" svg:height="0.085cm" svg:x="6.723cm" svg:y="18.269cm">
          <text:p/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13.0764192139738cm 12.4235807860262cm)" svg:viewBox="0 0 2287 8048" draw:points="2287,5634 1991,5634 1991,5888 1694,6100 1694,6862 1101,7286 805,7836 466,8048 212,7921 42,7667 0,3558 847,3177 1186,635 635,297 635,0 1398,85 2245,0 2245,339 1525,678 1271,3262 1610,3516 1652,3982 1948,4193 1948,4702 2287,4702">
          <text:p/>
        </draw:polygon>
        <draw:polygon draw:style-name="gr7" draw:text-style-name="P3" draw:layer="layout" svg:width="4.023cm" svg:height="0.592cm" draw:transform="rotate (-3.14159265358979) translate (9.772cm 14.033cm)" svg:viewBox="0 0 4024 593" draw:points="3558,0 254,42 0,593 4024,593">
          <text:p/>
        </draw:polygon>
        <draw:polygon draw:style-name="gr7" draw:text-style-name="P3" draw:layer="layout" svg:width="4.616cm" svg:height="0.296cm" draw:transform="rotate (-3.14159265358979) translate (9.73cm 13.186cm)" svg:viewBox="0 0 4617 297" draw:points="4405,0 0,42 127,297 4617,297">
          <text:p/>
        </draw:polygon>
        <draw:custom-shape draw:style-name="gr8" draw:text-style-name="P3" draw:layer="layout" svg:width="0.508cm" svg:height="0.255cm" svg:x="7.655cm" svg:y="14.4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381cm" svg:height="0.254cm" svg:x="8.29cm" svg:y="14.07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12.568cm" svg:y="13.4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draw:transform="rotate (-3.14159265358979) translate (6.807cm 12.466cm)" svg:viewBox="0 0 551 424" draw:points="424,0 0,424 169,424 551,42">
          <text:p/>
        </draw:polygon>
        <draw:polygon draw:style-name="gr7" draw:text-style-name="P3" draw:layer="layout" svg:width="0.211cm" svg:height="0.423cm" draw:transform="rotate (-3.14159265358979) translate (9.561cm 12.424cm)" svg:viewBox="0 0 212 424" draw:points="85,424 0,0 127,0 169,381 212,381">
          <text:p/>
        </draw:polygon>
        <draw:custom-shape draw:style-name="gr8" draw:text-style-name="P3" draw:layer="layout" svg:width="0.084cm" svg:height="0.678cm" svg:x="7.189cm" svg:y="12.04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085cm" svg:height="0.678cm" svg:x="8.629cm" svg:y="12cm">
          <text:p/>
          <draw:enhanced-geometry svg:viewBox="0 0 21600 21600" draw:mirror-vertical="true" draw:type="rectangle" draw:enhanced-path="M 0 0 L 21600 0 21600 21600 0 21600 0 0 Z N"/>
        </draw:custom-shape>
        <draw:polygon draw:style-name="gr7" draw:text-style-name="P3" draw:layer="layout" svg:width="0.592cm" svg:height="0.465cm" draw:transform="rotate (-3.14159265358979) translate (6.469cm 13.948cm)" svg:viewBox="0 0 593 466" draw:points="297,0 593,466 127,466 0,0">
          <text:p/>
        </draw:polygon>
        <draw:polygon draw:style-name="gr7" draw:text-style-name="P3" draw:layer="layout" svg:width="0.507cm" svg:height="0.465cm" draw:transform="rotate (-3.14159265358979) translate (6.977cm 13.948cm)" svg:viewBox="0 0 508 466" draw:points="381,0 508,466 42,466 0,0">
          <text:p/>
        </draw:polygon>
        <draw:polygon draw:style-name="gr8" draw:text-style-name="P3" draw:layer="layout" svg:width="0.677cm" svg:height="0.338cm" draw:transform="rotate (-3.14159265358979) translate (5.791cm 12.847cm)" svg:viewBox="0 0 678 339" draw:points="381,339 593,169 678,0 127,0 0,339">
          <text:p/>
        </draw:polygon>
        <draw:custom-shape draw:style-name="gr8" draw:text-style-name="P3" draw:layer="layout" svg:width="0.297cm" svg:height="0.339cm" svg:x="5.96cm" svg:y="12.499cm">
          <text:p/>
          <draw:enhanced-geometry svg:viewBox="0 0 21600 21600" draw:mirror-vertical="true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5cm" svg:x="7.358cm" svg:y="12.584cm">
          <text:p/>
          <draw:enhanced-geometry svg:viewBox="0 0 21600 21600" draw:mirror-vertical="true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6cm" svg:height="0.085cm" svg:x="6.68cm" svg:y="11.991cm">
          <text:p/>
          <draw:enhanced-geometry svg:viewBox="0 0 21600 21600" draw:mirror-vertical="true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24.6187772925764cm 15.6887947598253cm)" svg:viewBox="0 0 2287 8048" draw:points="0,5634 297,5634 297,5888 593,6100 593,6862 1186,7286 1483,7836 1821,8048 2076,7921 2245,7667 2287,3558 1440,3177 1101,635 1652,297 1652,0 890,85 42,0 42,339 762,678 1017,3262 678,3516 635,3982 339,4193 339,4702 0,4702">
          <text:p/>
        </draw:polygon>
        <draw:polygon draw:style-name="gr7" draw:text-style-name="P3" draw:layer="layout" svg:width="4.023cm" svg:height="0.592cm" svg:x="17.291cm" svg:y="16.367cm" svg:viewBox="0 0 4024 593" draw:points="466,0 3770,42 4024,593 0,593">
          <text:p/>
        </draw:polygon>
        <draw:polygon draw:style-name="gr7" draw:text-style-name="P3" draw:layer="layout" svg:width="4.616cm" svg:height="0.296cm" svg:x="16.655cm" svg:y="17.214cm" svg:viewBox="0 0 4617 297" draw:points="212,0 4617,42 4490,297 0,297">
          <text:p/>
        </draw:polygon>
        <draw:custom-shape draw:style-name="gr8" draw:text-style-name="P3" draw:layer="layout" svg:width="0.932cm" svg:height="0.932cm" svg:x="18.985cm" svg:y="14.7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5.3cm" svg:y="15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9.917cm" svg:y="15.2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5.3cm" svg:y="14.7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85cm" svg:height="0.466cm" svg:x="19.917cm" svg:y="14.75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932cm" svg:height="0.932cm" svg:x="18.985cm" svg:y="14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508cm" svg:height="0.254cm" svg:x="19.197cm" svg:y="15.73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382cm" svg:height="0.254cm" svg:x="19.832cm" svg:y="1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24.11cm" svg:y="16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svg:x="17.799cm" svg:y="17.934cm" svg:viewBox="0 0 551 424" draw:points="127,0 551,424 381,424 0,42">
          <text:p/>
        </draw:polygon>
        <draw:polygon draw:style-name="gr7" draw:text-style-name="P3" draw:layer="layout" svg:width="0.211cm" svg:height="0.423cm" svg:x="20.891cm" svg:y="17.976cm" svg:viewBox="0 0 212 424" draw:points="127,424 212,0 85,0 42,381 0,381">
          <text:p/>
        </draw:polygon>
        <draw:custom-shape draw:style-name="gr8" draw:text-style-name="P3" draw:layer="layout" svg:width="0.085cm" svg:height="0.677cm" svg:x="18.731cm" svg:y="17.6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085cm" svg:height="0.678cm" svg:x="20.171cm" svg:y="17.722cm">
          <text:p/>
          <draw:enhanced-geometry svg:viewBox="0 0 21600 21600" draw:type="rectangle" draw:enhanced-path="M 0 0 L 21600 0 21600 21600 0 21600 0 0 Z N"/>
        </draw:custom-shape>
        <draw:polygon draw:style-name="gr7" draw:text-style-name="P3" draw:layer="layout" svg:width="0.592cm" svg:height="0.465cm" svg:x="17.418cm" svg:y="16.451cm" svg:viewBox="0 0 593 466" draw:points="297,0 0,466 466,466 593,0">
          <text:p/>
        </draw:polygon>
        <draw:polygon draw:style-name="gr7" draw:text-style-name="P3" draw:layer="layout" svg:width="0.507cm" svg:height="0.465cm" svg:x="18.011cm" svg:y="16.451cm" svg:viewBox="0 0 508 466" draw:points="127,0 0,466 466,466 508,0">
          <text:p/>
        </draw:polygon>
        <draw:polygon draw:style-name="gr8" draw:text-style-name="P3" draw:layer="layout" svg:width="0.677cm" svg:height="0.338cm" svg:x="16.655cm" svg:y="17.553cm" svg:viewBox="0 0 678 339" draw:points="297,339 85,169 0,0 551,0 678,339">
          <text:p/>
        </draw:polygon>
        <draw:custom-shape draw:style-name="gr8" draw:text-style-name="P3" draw:layer="layout" svg:width="0.296cm" svg:height="0.338cm" svg:x="17.503cm" svg:y="17.553cm">
          <text:p/>
          <draw:enhanced-geometry svg:viewBox="0 0 21600 21600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6cm" svg:x="18.9cm" svg:y="16.451cm">
          <text:p/>
          <draw:enhanced-geometry svg:viewBox="0 0 21600 21600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5cm" svg:height="0.085cm" svg:x="18.223cm" svg:y="18.315cm">
          <text:p/>
          <draw:enhanced-geometry svg:viewBox="0 0 21600 21600" draw:type="rectangle" draw:enhanced-path="M 0 0 L 21600 0 21600 21600 0 21600 0 0 Z N"/>
        </draw:custom-shape>
        <draw:polygon draw:style-name="gr6" draw:text-style-name="P3" draw:layer="layout" svg:width="2.286cm" svg:height="8.047cm" draw:transform="rotate (-1.5707963267949) translate (24.5764192139738cm 12.4695807860262cm)" svg:viewBox="0 0 2287 8048" draw:points="2287,5634 1991,5634 1991,5888 1694,6100 1694,6862 1101,7286 805,7836 466,8048 212,7921 42,7667 0,3558 847,3177 1186,635 635,297 635,0 1398,85 2245,0 2245,339 1525,678 1271,3262 1610,3516 1652,3982 1948,4193 1948,4702 2287,4702">
          <text:p/>
        </draw:polygon>
        <draw:polygon draw:style-name="gr7" draw:text-style-name="P3" draw:layer="layout" svg:width="4.023cm" svg:height="0.592cm" draw:transform="rotate (-3.14159265358979) translate (21.272cm 14.079cm)" svg:viewBox="0 0 4024 593" draw:points="3558,0 254,42 0,593 4024,593">
          <text:p/>
        </draw:polygon>
        <draw:polygon draw:style-name="gr7" draw:text-style-name="P3" draw:layer="layout" svg:width="4.616cm" svg:height="0.296cm" draw:transform="rotate (-3.14159265358979) translate (21.23cm 13.232cm)" svg:viewBox="0 0 4617 297" draw:points="4405,0 0,42 127,297 4617,297">
          <text:p/>
        </draw:polygon>
        <draw:custom-shape draw:style-name="gr8" draw:text-style-name="P3" draw:layer="layout" svg:width="0.508cm" svg:height="0.255cm" svg:x="19.155cm" svg:y="14.45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381cm" svg:height="0.254cm" svg:x="19.79cm" svg:y="14.122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0.89cm" svg:height="0.89cm" svg:x="24.068cm" svg:y="13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7" draw:text-style-name="P3" draw:layer="layout" svg:width="0.55cm" svg:height="0.423cm" draw:transform="rotate (-3.14159265358979) translate (18.307cm 12.512cm)" svg:viewBox="0 0 551 424" draw:points="424,0 0,424 169,424 551,42">
          <text:p/>
        </draw:polygon>
        <draw:polygon draw:style-name="gr7" draw:text-style-name="P3" draw:layer="layout" svg:width="0.211cm" svg:height="0.423cm" draw:transform="rotate (-3.14159265358979) translate (21.061cm 12.47cm)" svg:viewBox="0 0 212 424" draw:points="85,424 0,0 127,0 169,381 212,381">
          <text:p/>
        </draw:polygon>
        <draw:custom-shape draw:style-name="gr8" draw:text-style-name="P3" draw:layer="layout" svg:width="0.084cm" svg:height="0.678cm" svg:x="18.689cm" svg:y="12.08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8" draw:text-style-name="P3" draw:layer="layout" svg:width="0.085cm" svg:height="0.678cm" svg:x="20.129cm" svg:y="12.046cm">
          <text:p/>
          <draw:enhanced-geometry svg:viewBox="0 0 21600 21600" draw:mirror-vertical="true" draw:type="rectangle" draw:enhanced-path="M 0 0 L 21600 0 21600 21600 0 21600 0 0 Z N"/>
        </draw:custom-shape>
        <draw:polygon draw:style-name="gr7" draw:text-style-name="P3" draw:layer="layout" svg:width="0.592cm" svg:height="0.465cm" draw:transform="rotate (-3.14159265358979) translate (17.969cm 13.994cm)" svg:viewBox="0 0 593 466" draw:points="297,0 593,466 127,466 0,0">
          <text:p/>
        </draw:polygon>
        <draw:polygon draw:style-name="gr7" draw:text-style-name="P3" draw:layer="layout" svg:width="0.507cm" svg:height="0.465cm" draw:transform="rotate (-3.14159265358979) translate (18.477cm 13.994cm)" svg:viewBox="0 0 508 466" draw:points="381,0 508,466 42,466 0,0">
          <text:p/>
        </draw:polygon>
        <draw:polygon draw:style-name="gr8" draw:text-style-name="P3" draw:layer="layout" svg:width="0.677cm" svg:height="0.338cm" draw:transform="rotate (-3.14159265358979) translate (17.291cm 12.893cm)" svg:viewBox="0 0 678 339" draw:points="381,339 593,169 678,0 127,0 0,339">
          <text:p/>
        </draw:polygon>
        <draw:custom-shape draw:style-name="gr8" draw:text-style-name="P3" draw:layer="layout" svg:width="0.297cm" svg:height="0.339cm" svg:x="17.46cm" svg:y="12.545cm">
          <text:p/>
          <draw:enhanced-geometry svg:viewBox="0 0 21600 21600" draw:mirror-vertical="true" draw:path-stretchpoint-x="10800" draw:path-stretchpoint-y="10800" draw:text-areas="?f3 ?f4 ?f5 ?f6" draw:type="round-rectangle" draw:modifiers="5515.549215406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144cm" svg:height="1.355cm" svg:x="18.858cm" svg:y="12.63cm">
          <text:p/>
          <draw:enhanced-geometry svg:viewBox="0 0 21600 21600" draw:mirror-vertical="true" draw:path-stretchpoint-x="10800" draw:path-stretchpoint-y="10800" draw:text-areas="?f3 ?f4 ?f5 ?f6" draw:type="round-rectangle" draw:modifiers="4382.376897445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2.796cm" svg:height="0.085cm" svg:x="18.18cm" svg:y="12.037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4-05-07T08:25:25.36</meta:creation-date>
    <dc:date>2020-03-02T00:16:31.809000000</dc:date>
    <meta:editing-duration>PT2M49S</meta:editing-duration>
    <meta:editing-cycles>2</meta:editing-cycles>
    <meta:generator>LibreOffice/6.3.4.2$Windows_X86_64 LibreOffice_project/60da17e045e08f1793c57c00ba83cdfce946d0aa</meta:generator>
    <meta:document-statistic meta:object-count="190"/>
  </office:meta>
</office:document-meta>
</file>